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text-indent="1.249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weight="bold" style:font-size-asian="14pt" style:language-asian="ru" style:country-asian="RU" style:font-weight-asian="bold" style:font-size-complex="14pt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T4" style:family="text">
      <style:text-properties style:font-name="Times New Roman" fo:font-size="14pt" fo:language="ru" fo:country="RU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text-position="super 58%" style:font-name="Times New Roman" fo:font-size="14pt" style:font-size-asian="14pt" style:font-size-complex="14pt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 СТАРОСТИ ЛАНОВЕЦЬКОЇ МІСЬКОЇ РАДИ – </text:span><text:span text:style-name="T1"/></text:p>
      <text:p text:style-name="P1" loext:marker-style-name="T2"><text:span text:style-name="T1">СІЛ </text:span><text:span text:style-name="T2">ВИШГОРОДОК, СОКОЛІВКА, ПЕЧІРНА, <text:s/>КУТИСКА, КОРОСТОВА ЗА 202</text:span><text:span text:style-name="T3">5</text:span><text:span text:style-name="T2"> РІК</text:span></text:p>
      <text:p text:style-name="P4" loext:marker-style-name="T1"/>
      <text:p text:style-name="P2" loext:marker-style-name="T5"><text:span text:style-name="T5">Згідно з статтею 54</text:span><text:span text:style-name="T6">1</text:span><text:span text:style-name="T5"> Закону України «Про місцеве самоврядування в Україні», Положенням про старосту Лановецької міської ради, затвердженого рішенням міської ради від 18 грудня 2020 року № 27, звітую про свою роботу на посаді старости Лановецької міської ради – сіл Вишгородок, Соколівка, Печірна, Кутиска, Коростова за 2025 рік. <text:s text:c="2"/></text:span></text:p>
      <text:p text:style-name="P2" loext:marker-style-name="T5"><text:span text:style-name="T5">Виконання своїх повноважень розпочав 01 січня 2021 року на підставі рішення міської ради від 03 грудня 2020 року № 10 «Про затвердження старост».</text:span><text:span text:style-name="T5"/></text:p>
      <text:p text:style-name="P2" loext:marker-style-name="T5"><text:span text:style-name="T5">До складу округу належать п</text:span><text:span text:style-name="T4">’ять</text:span><text:span text:style-name="T5"> сіл – Вишгородок, Соколівка, Печірна, <text:s text:c="2"/>Кутиска, Коростова, площа, яких складає 3732 га. Загальна кількість населення 10</text:span><text:span text:style-name="T4">32</text:span><text:span text:style-name="T5"> осіб (за 202</text:span><text:span text:style-name="T4">5</text:span><text:span text:style-name="T5"> рік народилося – </text:span><text:span text:style-name="T4">1</text:span><text:span text:style-name="T5"> дитина, <text:s/>померло – </text:span><text:span text:style-name="T4">18</text:span><text:span text:style-name="T5"> осіб), домогосподарств – 607. </text:span></text:p>
      <text:p text:style-name="P2" loext:marker-style-name="T5"><text:span text:style-name="T5">На території округу розташовані 4 бюджетні установи:</text:span><text:span text:style-name="T5"/></text:p>
      <text:p text:style-name="P3" loext:marker-style-name="T5"><text:span text:style-name="T5">1) Вишгородоцький <text:s/>заклад загальної середньої освіти І-ІІІ ступенів (118 учнів);</text:span><text:span text:style-name="T5"/></text:p>
      <text:p text:style-name="P3" loext:marker-style-name="T5"><text:span text:style-name="T5">2) Вишгородоцький КЗДО «Перлинка» (</text:span><text:span text:style-name="T4"> 16</text:span><text:span text:style-name="T5"> вихован</text:span><text:span text:style-name="T4">ців</text:span><text:span text:style-name="T5">);</text:span></text:p>
      <text:p text:style-name="P3" loext:marker-style-name="T5"><text:span text:style-name="T5">3) амбулаторія загальної практики сімейної медицини с. Вишгородок;</text:span><text:span text:style-name="T5"/></text:p>
      <text:p text:style-name="P3" loext:marker-style-name="T5"><text:span text:style-name="T5">4) медичний пункт тимчасового базування с. Печірна.</text:span><text:span text:style-name="T5"/></text:p>
      <text:p text:style-name="P2" loext:marker-style-name="T5"><text:span text:style-name="T5">Відповідно до покладених на мене повноважень:</text:span><text:span text:style-name="T5"/></text:p>
      <text:p text:style-name="P3" loext:marker-style-name="T5"><text:span text:style-name="T5">1) є членом виконкому Лановецької міської ради й завжди беру активну участь в засіданнях виконкому;</text:span><text:span text:style-name="T5"/></text:p>
      <text:p text:style-name="P3" loext:marker-style-name="T5"><text:span text:style-name="T5">2) сприяю <text:s/>вчасному наданні адміністративних послуг, зокрема за звітний рік було надано:</text:span><text:span text:style-name="T5"/></text:p>
      <text:p text:style-name="P3" loext:marker-style-name="T5"><text:span text:style-name="T5">20 – послуг з реєстрації, зняття з реєстрації місця проживання;</text:span><text:span text:style-name="T5"/></text:p>
      <text:p text:style-name="P3" loext:marker-style-name="T5"><text:span text:style-name="T4">15 </text:span><text:span text:style-name="T5">– послуг землевпорядкування та архітектури;</text:span></text:p>
      <text:p text:style-name="P3" loext:marker-style-name="T5"><text:span text:style-name="T5">26 – нотаріальна дія;</text:span><text:span text:style-name="T5"/></text:p>
      <text:p text:style-name="P3" loext:marker-style-name="T5"><text:span text:style-name="T5">172 – послуги соціального характеру;</text:span><text:span text:style-name="T5"/></text:p>
      <text:p text:style-name="P3" loext:marker-style-name="T4"><text:span text:style-name="T5">164</text:span><text:span text:style-name="T4"> –</text:span><text:span text:style-name="T5"> витягів про зареєстрованих у приміщенні/будинку осіб, довідок- характеристик, довідок про реєстрацію місця проживання;</text:span></text:p>
      <text:p text:style-name="P3" loext:marker-style-name="T5"><text:span text:style-name="T4">5</text:span><text:span text:style-name="T5"> – довідок із земельних питань;</text:span></text:p>
      <text:p text:style-name="P3" loext:marker-style-name="T4"><text:span text:style-name="T4">1</text:span><text:span text:style-name="T5"> </text:span><text:span text:style-name="T4">– <text:s/>оновлення персональних даних;</text:span></text:p>
      <text:p text:style-name="P3" loext:marker-style-name="T4"><text:span text:style-name="T5">98</text:span><text:span text:style-name="T4"> – </text:span><text:span text:style-name="T5"><text:s/>інші.</text:span><text:span text:style-name="T4"> </text:span></text:p>
      <text:p text:style-name="P3" loext:marker-style-name="T4"><text:span text:style-name="T5"><text:tab/>Прийом жителів здійснювався не менше як два дні на тиждень з 08:00 до 1</text:span><text:span text:style-name="T4">6:00</text:span><text:span text:style-name="T5"> год у селі Вишгородок – понеділок,</text:span><text:span text:style-name="T4"> </text:span><text:span text:style-name="T5">середа, четвер; у селі Печірна – вівторок, п’ятниця</text:span><text:span text:style-name="T4">.</text:span></text:p>
      <text:p text:style-name="P2" loext:marker-style-name="T5"><text:span text:style-name="T5">Протягом 202</text:span><text:span text:style-name="T4">5</text:span><text:span text:style-name="T5"> року на території сіл округу виконано наступні заходи:</text:span></text:p>
      <text:p text:style-name="P3" loext:marker-style-name="T5"><text:span text:style-name="T5">1) </text:span><text:span text:style-name="T4">протягом року жителі старостинського округу</text:span><text:span text:style-name="T5"> сіл Вишгородок, Соколівка, Печірна, <text:s/>Кутиска, Коростова займалися волонтерською діяльністю на підтримку ЗСУ;</text:span></text:p>
      <text:p text:style-name="P3" loext:marker-style-name="T5"><text:soft-page-break/><text:span text:style-name="T5">2) <text:s text:c="2"/>проводився благоустрій сіл;</text:span><text:span text:style-name="T5"/></text:p>
      <text:p text:style-name="P3" loext:marker-style-name="T5"><text:span text:style-name="T5">3) <text:s/>здійснено ямковий ремонт вуличних доріг в с. Вишгородок, с. Соколівка, <text:s text:c="3"/>с. Кутиска;</text:span><text:span text:style-name="T5"/></text:p>
      <text:p text:style-name="P3" loext:marker-style-name="T5"><text:span text:style-name="T5">4) уведено в експлуатацію вуличне освітлення по вулиці Видумка в селі Вишгородок;</text:span><text:span text:style-name="T5"/></text:p>
      <text:p text:style-name="P3" loext:marker-style-name="T4"><text:span text:style-name="T5">5) у співпраці з ПрАТ «Зернопродукт МХП», ФГ «СМП», ТОВ «Шумськ Агро», ПСП ім. Шевченка та ФГ «Гомін Степу» закуплено подарунки для дітей садочка та школи з нагоди святкування <text:s/>Св. Миколая; на перше вересня <text:s/>закуплено також рюкзаки з шкільним приладдям для першокласників.</text:span><text:span text:style-name="T4"> <text:s/></text:span></text:p>
      <text:p text:style-name="P3" loext:marker-style-name="T4"><text:span text:style-name="T4"><text:s text:c="10"/>Минув ще один не простий рік,</text:span><text:span text:style-name="T5"> </text:span><text:span text:style-name="T4">коли війна внесла свої зміни в наше життя та згуртувала багатьох людей у єдності та непохитній вірі в Перемогу.</text:span></text:p>
      <text:p text:style-name="P2" loext:marker-style-name="T5"><text:span text:style-name="T5">Хочеться подякувати людям, які активно підтримують, дають поради, вносять пропозиції для кращого життя людей в окрузі.</text:span><text:span text:style-name="T5"/></text:p>
      <text:p text:style-name="P3" loext:marker-style-name="T5"><text:span text:style-name="T5"><text:s text:c="9"/>Дякую !!!</text:span><text:span text:style-name="T5"/></text:p>
      <text:p text:style-name="P3" loext:marker-style-name="T5"><text:span text:style-name="T5"><text:s/></text:span><text:span text:style-name="T5"/></text:p>
      <text:p text:style-name="P5" loext:marker-style-name="T5"/>
      <text:p text:style-name="P5" loext:marker-style-name="T5"/>
      <text:p text:style-name="P6" loext:marker-style-name="T7"><text:span text:style-name="T1">Староста <text:s/><text:tab/><text:tab/><text:tab/><text:tab/> <text:s text:c="63"/>Іван КІЗЮК<text:tab/><text:tab/><text:tab/><text:tab/>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uk" fo:country="UA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ій_20_колонтитул_20_Знак" style:display-name="Нижній колонтитул Знак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499cm" fo:margin-left="3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r-WK11</meta:initial-creator>
    <dc:creator>Вікторія Хом'як</dc:creator>
    <meta:editing-cycles>4</meta:editing-cycles>
    <meta:print-date>2022-01-25T12:49:00</meta:print-date>
    <meta:creation-date>2026-01-27T09:31:00</meta:creation-date>
    <dc:date>2026-01-27T12:37:00</dc:date>
    <meta:editing-duration>P0D</meta:editing-duration>
    <meta:generator>LibreOffice/24.2.4.2$Linux_X86_64 LibreOffice_project/51a6219feb6075d9a4c46691dcfe0cd9c4fff3c2</meta:generator>
    <meta:document-statistic meta:table-count="0" meta:image-count="0" meta:object-count="0" meta:page-count="2" meta:paragraph-count="33" meta:word-count="405" meta:character-count="2967" meta:non-whitespace-character-count="2459"/>
    <meta:user-defined meta:name="AppVersion">16.0000</meta:user-defined>
    <meta:user-defined meta:name="Company">diakov.net</meta:user-defined>
    <meta:template xlink:type="simple" xlink:actuate="onRequest" xlink:title="Normal.dotm" xlink:href=""/>
  </office:meta>
</office:document-meta>
</file>